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1.81cm"/>
    </style:style>
    <style:style style:name="co4" style:family="table-column">
      <style:table-column-properties fo:break-before="auto" style:column-width="1.991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536cm"/>
    </style:style>
    <style:style style:name="co7" style:family="table-column">
      <style:table-column-properties fo:break-before="auto" style:column-width="1.265cm"/>
    </style:style>
    <style:style style:name="co8" style:family="table-column">
      <style:table-column-properties fo:break-before="auto" style:column-width="2.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radNorm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</table:table>
      <table:named-expressions/>
      <table:database-ranges>
        <table:database-range table:name="__Anonymous_Sheet_DB__0" table:target-range-address="Sheet1.A2:Sheet1.I258" table:display-filter-buttons="true">
          <table:filter>
            <table:filter-and>
              <table:filter-condition table:field-number="1" table:value="MLP" table:operator="="/>
              <table:filter-condition table:field-number="7" table:value="None" table:operator="="/>
              <table:filter-condition table:field-number="8" table:value="One Opt" table:operator="="/>
              <table:filter-condition table:field-number="3" table:value="LDS on 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00/00/00</text:date>, <text:time style:data-style-name="N2" text:time-value="01:08:23.4121391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01:04:58.212611835</meta:creation-date>
    <dc:date>2017-01-15T17:18:09.864724632</dc:date>
    <meta:editing-duration>P11DT16H9M9S</meta:editing-duration>
    <meta:editing-cycles>13</meta:editing-cycles>
    <meta:generator>LibreOffice/4.2.8.2$Linux_X86_64 LibreOffice_project/420m0$Build-2</meta:generator>
    <meta:document-statistic meta:table-count="1" meta:cell-count="2313" meta:object-count="0"/>
  </office:meta>
</office:document-meta>
</file>